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D00000356AD909A2A3AA37F04.png" manifest:media-type="image/png"/>
  <manifest:file-entry manifest:full-path="Pictures/100000000000028B000001D00AFC5E8FCC8CD5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311in" svg:y="0.0256in" svg:width="6.9252in" svg:height="4.2362in" draw:z-index="0"><draw:image xlink:href="Pictures/100000000000028B000001D00AFC5E8FCC8CD575.png" xlink:type="simple" xlink:show="embed" xlink:actuate="onLoad" loext:mime-type="image/png"/></draw:frame><draw:frame draw:style-name="fr1" draw:name="Image2" text:anchor-type="paragraph" svg:x="-0.0626in" svg:y="4.698in" svg:width="6.9252in" svg:height="3.0846in" draw:z-index="1"><draw:image xlink:href="Pictures/100000000000077D00000356AD909A2A3AA37F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8:44:39.337242268</meta:creation-date>
    <dc:date>2018-10-31T08:46:50.939779894</dc:date>
    <meta:editing-duration>PT2M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